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00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7"/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>
      <style:paragraph-properties fo:margin-top="0in" fo:margin-bottom="0in" loext:contextual-spacing="false"/>
      <style:text-properties fo:font-size="9pt"/>
    </style:style>
    <style:style style:name="P11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fo:font-size="9pt"/>
    </style:style>
    <style:style style:name="T2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2 Quiz</text:h>
      <text:p text:style-name="P8">,</text:p>
      <text:p text:style-name="Text_20_body"><text:span text:style-name="Strong_20_Emphasis">People are making progress</text:span></text:p>
      <text:p text:style-name="Text_20_body"><text:span text:style-name="Strong_20_Emphasis">102</text:span> learners have recently completed this assignment</text:p>
      <text:p text:style-name="P8">Submit your assignment</text:p>
      <text:p text:style-name="P8">Due DateDec 21, 12:59 AM MST</text:p>
      <text:p text:style-name="P8">Attempts3 every 8 hours</text:p>
      <text:p text:style-name="P8">Receive grade</text:p>
      <text:p text:style-name="P8">To Pass70% or higher</text:p>
      <text:p text:style-name="P8">Grade</text:p>
      <text:p text:style-name="P8">—</text:p>
      <text:section text:style-name="Sect1" text:name="flagcontent-fe7c2f86-605e-4dcc-c1c1-3e600e5bd6c0">
        <text:p text:style-name="P8"/>
      </text:section>
      <text:section text:style-name="Sect1" text:name="Section1">
        <text:p text:style-name="P8"><text:bookmark text:name="rendered-content"/></text:p>
        <text:section text:style-name="Sect1" text:name="Section2">
          <text:p text:style-name="P8"><text:bookmark text:name="flagcontent-fe7c2f86-605e-4dcc-c1c1-3e600e5bd6c0"/></text:p>
        </text:section>
      </text:section>
      <text:p text:style-name="P8">Module 2 Quiz</text:p>
      <text:p text:style-name="Text_20_body">Graded Quiz • 30 min</text:p>
      <text:p text:style-name="Text_20_body"><text:span text:style-name="Strong_20_Emphasis">Due</text:span> Dec 21, 12:59 AM MST</text:p>
      <text:h text:style-name="Heading_20_4" text:outline-level="4">Module 2 Quiz</text:h>
      <text:p text:style-name="P8">Total points 10</text:p>
      <text:section text:style-name="Sect1" text:name="OmFkCPIIEeaS1QpBuT_tOg@0-legend">
        <text:p text:style-name="P8">1.</text:p>
        <text:p text:style-name="Text_20_body">Question 1</text:p>
        <text:p text:style-name="Text_20_body">When initializing sockets for the server and client, what type of Object should each side initialize?</text:p>
        <text:p text:style-name="P11">1 point</text:p>
      </text:section>
      <text:p text:style-name="Text_20_body">A. Server initializes a Socket, Client initializes a ServerSocket.</text:p>
      <text:p text:style-name="P6">B. Server initializes a ServerSocket, Client initializes a Socket.</text:p>
      <text:p text:style-name="Text_20_body">C. The server and client must create both a Socket and ServerSocket or else they cannot both read and write.</text:p>
      <text:p text:style-name="Text_20_body">D. None of the above.</text:p>
      <text:section text:style-name="Sect1" text:name="m3BYYfIIEeaS1QpBuT_tOg@0-legend">
        <text:p text:style-name="P8">2.</text:p>
        <text:p text:style-name="Text_20_body">Question 2</text:p>
        <text:p text:style-name="Text_20_body">Which of the following statements is correct about communication between a client and server?</text:p>
        <text:p text:style-name="P11">1 point</text:p>
      </text:section>
      <text:p text:style-name="Text_20_body">A. The Server uses an InputStream to get data from the Client, and the Client uses an OutputStream to give data to the Server.</text:p>
      <text:p text:style-name="Text_20_body"><text:soft-page-break/>B. The Server and Client effectively have "two connections", one for reading and the other for writing.</text:p>
      <text:p text:style-name="Text_20_body">C. The Server uses an OutputStream to get data from the Client, and the Client uses an InputStream to give data to the Server.</text:p>
      <text:p text:style-name="P6">D. The Server and Client each have an OutputStream and InputStream.</text:p>
      <text:p text:style-name="Text_20_body">E. None of the above.</text:p>
      <text:section text:style-name="Sect1" text:name="1wbcnfIIEeaIYBID2H_3BA@0-legend">
        <text:p text:style-name="P8">3.</text:p>
        <text:p text:style-name="Text_20_body">Question 3</text:p>
        <text:p text:style-name="Text_20_body">What must a class extend/implement if you want to make it serializable?</text:p>
        <text:p text:style-name="P11">1 point</text:p>
      </text:section>
      <text:p text:style-name="Text_20_body">A. Implement Serializable and Deserializable</text:p>
      <text:p text:style-name="P6">B. Implement Serializable</text:p>
      <text:p text:style-name="Text_20_body">C. Implement Deserializable on the Client, implement Serializable on the Server</text:p>
      <text:p text:style-name="Text_20_body">D. Extend Deserializable on the Client, extend Serializable on the Server</text:p>
      <text:section text:style-name="Sect1" text:name="SF7SlvIJEeaIYBID2H_3BA@0-legend">
        <text:p text:style-name="P8">4.</text:p>
        <text:p text:style-name="Text_20_body">Question 4</text:p>
        <text:p text:style-name="Text_20_body">What does transient mean with respect to serializing objects?</text:p>
        <text:p text:style-name="P11">1 point</text:p>
      </text:section>
      <text:p text:style-name="Text_20_body">A. It means we can now deserialize in any JVM, not just one.</text:p>
      <text:p text:style-name="P6">B. It means that specific variable in the serialized object will not be initialized.</text:p>
      <text:p text:style-name="Text_20_body">C. It means that we are sending a "generic" serialized object which the receiver can structure how they want.</text:p>
      <text:p text:style-name="Text_20_body">D. Both B and C</text:p>
      <text:section text:style-name="Sect1" text:name="d_b3EfIJEea2FA6Es7qu2g@0-legend">
        <text:p text:style-name="P8">5.</text:p>
        <text:p text:style-name="Text_20_body">Question 5</text:p>
        <text:p text:style-name="Text_20_body">In remote method invocation, where object x is located on the server and the client is executing the instruction y = x.foo(), which objects must be serializable?</text:p>
        <text:p text:style-name="P11">1 point</text:p>
      </text:section>
      <text:p text:style-name="Text_20_body">A. None</text:p>
      <text:p text:style-name="Text_20_body">B. Only x</text:p>
      <text:p text:style-name="Text_20_body">C. Only y</text:p>
      <text:p text:style-name="P6">D. Both x and y</text:p>
      <text:section text:style-name="Sect1" text:name="nWzPPPIJEeaIYBID2H_3BA@0-legend">
        <text:p text:style-name="P8">6.</text:p>
        <text:p text:style-name="Text_20_body"><text:soft-page-break/>Question 6</text:p>
        <text:p text:style-name="Text_20_body">What are the functions of the stub object in RMI?</text:p>
        <text:p text:style-name="P11">1 point</text:p>
      </text:section>
      <text:p text:style-name="P6">A. Allows the client to remotely call methods on the server’s object.</text:p>
      <text:p text:style-name="P6">B. It's a local object on the client's JVM created to represent the remote object that lives on the server’s JVM.</text:p>
      <text:p text:style-name="Text_20_body">C. Stores the data that belongs to the skeleton object</text:p>
      <text:p text:style-name="Text_20_body">D. Executes the code of the skeleton object’s methods</text:p>
      <text:section text:style-name="Sect1" text:name="4FMfDPIJEea2FA6Es7qu2g@0-legend">
        <text:p text:style-name="P8">7.</text:p>
        <text:p text:style-name="Text_20_body">Question 7</text:p>
        <text:p text:style-name="Text_20_body">What is the main advantage of using Multicast Sockets?</text:p>
        <text:p text:style-name="P11">1 point</text:p>
      </text:section>
      <text:p text:style-name="Text_20_body">A. Multicast Sockets are easier to implement than Broadcast &amp; Unicast Sockets</text:p>
      <text:p text:style-name="P6">B. It is generally more efficient to use one Multicast Socket than multiple Unicast Sockets</text:p>
      <text:p text:style-name="P7">C. Multicast Sockets, unlike Broadcast Sockets, touch all nodes/destinations</text:p>
      <text:p text:style-name="Text_20_body">D. Multicast Sockets use more bandwidth/resources than Broadcast and Unicast</text:p>
      <text:section text:style-name="Sect1" text:name="Frf8r_IKEea2FA6Es7qu2g@0-legend">
        <text:p text:style-name="P8">8.</text:p>
        <text:p text:style-name="Text_20_body">Question 8</text:p>
        <text:p text:style-name="Text_20_body">What is true about DatagramPackets?</text:p>
        <text:p text:style-name="P11">1 point</text:p>
      </text:section>
      <text:p text:style-name="Text_20_body">A. The DatagramPacket message can have unbounded length</text:p>
      <text:p text:style-name="P6">B. A DatagramPacket message can be sent to all members of a given group</text:p>
      <text:p text:style-name="Text_20_body">C. DatagramPackets are used only for sending messages, not receiving</text:p>
      <text:p text:style-name="Text_20_body">D. DatagramPackets can only be used by Multicast Sockets</text:p>
      <text:section text:style-name="Sect1" text:name="Xa9oOvIKEeaIYBID2H_3BA@0-legend">
        <text:p text:style-name="P8">9.</text:p>
        <text:p text:style-name="Text_20_body">Question 9</text:p>
        <text:p text:style-name="Text_20_body">What are the nodes in a distributed Publish-Subscribe system referred to as?</text:p>
        <text:p text:style-name="P11">1 point</text:p>
      </text:section>
      <text:p text:style-name="Text_20_body">A. Workers.</text:p>
      <text:p text:style-name="P6">B. Brokers.</text:p>
      <text:p text:style-name="Text_20_body"><text:soft-page-break/>C. Publishers.</text:p>
      <text:p text:style-name="Text_20_body">D. Subscribers.</text:p>
      <text:section text:style-name="Sect1" text:name="icUc3_IKEeaIYBID2H_3BA@0-legend">
        <text:p text:style-name="P8">10.</text:p>
        <text:p text:style-name="Text_20_body">Question 10</text:p>
        <text:p text:style-name="Text_20_body">Which of the following are benefits of the Publish-Subscribe paradigm?</text:p>
        <text:p text:style-name="P11">1 point</text:p>
      </text:section>
      <text:p text:style-name="Text_20_body">A. Efficient implementation due to message batching.</text:p>
      <text:p text:style-name="Text_20_body">B. Higher resilience due to message replication.</text:p>
      <text:p text:style-name="Text_20_body">C. Higher throughput due to topic partitioning.</text:p>
      <text:p text:style-name="P6">D. All of the above.</text:p>
      <text:p text:style-name="P8">Honor Code Agreement</text:p>
      <text:p text:style-name="P8">I, <text:span text:style-name="T2">Mark P Mullally</text:span>, understand that submitting work that isn’t my own may result in permanent failure of this course or deactivation of my Coursera account. </text:p>
      <text:section text:style-name="Sect1" text:name="flagcontent-fa1db3b7-4167-44c0-8f06-4c09a134712c">
        <text:p text:style-name="P8"/>
      </text:section>
      <text:section text:style-name="Sect1" text:name="Section3">
        <text:p text:style-name="P8"><text:bookmark text:name="flagcontent-fa1db3b7-4167-44c0-8f06-4c09a134712c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34:55.744951499</meta:creation-date>
    <dc:date>2020-12-08T17:42:06.800476413</dc:date>
    <meta:editing-duration>PT7M1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99" meta:word-count="649" meta:character-count="3739" meta:non-whitespace-character-count="3187"/>
  </office:meta>
</office:document-meta>
</file>